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1" svg:width="1.6059in" svg:height="1.6303in" svg:x="1.8673in" svg:y="3.3535in" draw:kind="arc" draw:start-angle="0.18" draw:end-angle="359.7"><text:p/></draw:ellipse><draw:ellipse text:anchor-type="paragraph" draw:z-index="1" draw:style-name="gr1" draw:text-style-name="P1" svg:width="1.6059in" svg:height="1.6303in" svg:x="1.8673in" svg:y="3.3535in" draw:kind="arc" draw:start-angle="0.18" draw:end-angle="359.7"><text:p/></draw:ellipse><draw:ellipse text:anchor-type="paragraph" draw:z-index="2" draw:style-name="gr1" draw:text-style-name="P1" svg:width="1.6059in" svg:height="1.6303in" svg:x="1.8673in" svg:y="3.3535in" draw:kind="arc" draw:start-angle="0.18" draw:end-angle="359.7"><text:p/></draw:ellipse><draw:ellipse text:anchor-type="paragraph" draw:z-index="3" draw:style-name="gr1" draw:text-style-name="P1" svg:width="1.6059in" svg:height="1.6303in" svg:x="1.8673in" svg:y="3.3535in" draw:kind="arc" draw:start-angle="0.18" draw:end-angle="359.7"><text:p/></draw:ellipse><draw:ellipse text:anchor-type="paragraph" draw:z-index="4" draw:style-name="gr1" draw:text-style-name="P1" svg:width="1.6059in" svg:height="1.6303in" svg:x="3.4728in" svg:y="3.3535in" draw:kind="arc" draw:start-angle="0.18" draw:end-angle="359.7"><text:p/></draw:ellipse><draw:ellipse text:anchor-type="paragraph" draw:z-index="5" draw:style-name="gr1" draw:text-style-name="P1" svg:width="1.6059in" svg:height="1.6303in" svg:x="2.6516in" svg:y="1.9437in" draw:kind="arc" draw:start-angle="0.18" draw:end-angle="359.7"><text:p/></draw:ellipse><draw:line text:anchor-type="paragraph" draw:z-index="6" draw:style-name="gr1" draw:text-style-name="P1" svg:x1="4.1346in" svg:y1="4.2236in" svg:x2="8.3626in" svg:y2="4.2846in"><text:p/></draw:line><draw:line text:anchor-type="paragraph" draw:z-index="7" draw:style-name="gr1" draw:text-style-name="P1" svg:x1="3.4728in" svg:y1="4.1992in" svg:x2="5.752in" svg:y2="4.1992in"><text:p/></draw:line><draw:polyline text:anchor-type="paragraph" draw:z-index="8" draw:style-name="gr1" draw:text-style-name="P1" svg:width="4.5339in" svg:height="0.0161in" draw:transform="rotate (3.13600759998341) translate (5.7519908172464in 4.21587032493874in)" svg:viewBox="0 0 11517 42" draw:points="0,42 3642,22 7533,0 11517,41"><text:p/></draw:polyline><draw:polyline text:anchor-type="paragraph" draw:z-index="9" draw:style-name="gr1" draw:text-style-name="P1" svg:width="4.7913in" svg:height="0.0079in" draw:transform="rotate (-1.56817833291691) translate (3.46848964629546in 1.09858997605158in)" svg:viewBox="0 0 12171 21" draw:points="0,21 4295,0 12171,21"><text:p/></draw:polyline><draw:line text:anchor-type="paragraph" draw:z-index="10" draw:style-name="gr1" draw:text-style-name="P1" svg:x1="4.3303in" svg:y1="4.1996in" svg:x2="3.4602in" svg:y2="2.7161in"><text:p/></draw:line><draw:line text:anchor-type="paragraph" draw:z-index="11" draw:style-name="gr1" draw:text-style-name="P1" svg:x1="3.4602in" svg:y1="2.7161in" svg:x2="4.3303in" svg:y2="4.1996in"><text:p/></draw:line><draw:line text:anchor-type="paragraph" draw:z-index="12" draw:style-name="gr1" draw:text-style-name="P1" svg:x1="3.4728in" svg:y1="2.7161in" svg:x2="2.6638in" svg:y2="4.199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tsozik </meta:initial-creator>
    <meta:creation-date>2016-03-11T10:00:31.944508030</meta:creation-date>
    <dc:date>2016-03-11T11:06:29.286585295</dc:date>
    <dc:creator>vtsozik </dc:creator>
    <meta:editing-duration>PT50M4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7.2$Linux_X86_64 LibreOffice_project/430$Build-2</meta:generator>
  </office:meta>
</office:document-meta>
</file>